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8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36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mparison between consuming synchronized or in asynchronous mode (not on the same cache line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ynchronized</text:p>
          </table:table-cell>
          <table:table-cell office:value-type="string">
            <text:p>Asynch (cache page)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73">
            <text:p>273</text:p>
          </table:table-cell>
          <table:table-cell/>
        </table:table-row>
        <table:table-row table:style-name="ro2">
          <table:table-cell table:number-columns-repeated="2" office:value-type="float" office:value="275">
            <text:p>275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68">
            <text:p>268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table:formula="of:=AVERAGE([.A4:.A16])" office:value-type="float" office:value="283.923076923077">
            <text:p>283.9230769231</text:p>
          </table:table-cell>
          <table:table-cell table:formula="of:=AVERAGE([.B4:.B16])" office:value-type="float" office:value="269.153846153846">
            <text:p>269.1538461538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2">
          <table:table-cell office:value-type="string">
            <text:p>The asynch method is thus:</text:p>
          </table:table-cell>
          <table:table-cell table:formula="of:= (([.A17]/[.B17]) -1)*100" office:value-type="float" office:value="5.48728208059446">
            <text:p>5.4872820806</text:p>
          </table:table-cell>
          <table:table-cell office:value-type="string">
            <text:p>% better</text:p>
          </table:table-cell>
        </table:table-row>
        <table:table-row table:style-name="ro3" table:number-rows-repeated="6">
          <table:table-cell table:number-columns-repeated="3"/>
        </table:table-row>
        <table:table-row table:style-name="ro2">
          <table:table-cell office:value-type="string">
            <text:p>CPU Mhz:</text:p>
          </table:table-cell>
          <table:table-cell office:value-type="float" office:value="1600000000">
            <text:p>16000000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columns-repeated="2" office:value-type="string">
            <text:p>Messages per second</text:p>
          </table:table-cell>
          <table:table-cell/>
        </table:table-row>
        <table:table-row table:style-name="ro2">
          <table:table-cell table:formula="of:=[.$B$27]/[.A17]" office:value-type="float" office:value="5635329.17908426">
            <text:p>5635329.17908426</text:p>
          </table:table-cell>
          <table:table-cell table:formula="of:=[.$B$27]/[.B17]" office:value-type="float" office:value="5944555.58731066">
            <text:p>5944555.58731066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23:25:01</meta:creation-date>
    <dc:date>2013-11-16T13:12:04</dc:date>
    <meta:editing-duration>PT16M43S</meta:editing-duration>
    <meta:editing-cycles>4</meta:editing-cycles>
    <meta:generator>LibreOffice/3.5$Linux_X86_64 LibreOffice_project/350m1$Build-2</meta:generator>
    <meta:document-statistic meta:table-count="3" meta:cell-count="40" meta:object-count="0"/>
  </office:meta>
</office:document-meta>
</file>